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08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0677in" svg:y="0.0394in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Proportion</text:p>
          </table:table-cell>
          <table:table-cell office:value-type="string">
            <text:p>C4.5 Sensitivity</text:p>
          </table:table-cell>
          <table:table-cell office:value-type="string">
            <text:p>C4.5 Specificity</text:p>
          </table:table-cell>
          <table:table-cell office:value-type="string">
            <text:p>SVM Sensitivity</text:p>
          </table:table-cell>
          <table:table-cell office:value-type="string">
            <text:p>SVM Specificity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99149">
            <text:p>0.99149</text:p>
          </table:table-cell>
          <table:table-cell office:value-type="float" office:value="0.80349">
            <text:p>0.80349</text:p>
          </table:table-cell>
          <table:table-cell office:value-type="float" office:value="0.99007">
            <text:p>0.99007</text:p>
          </table:table-cell>
          <table:table-cell office:value-type="float" office:value="0.87773">
            <text:p>0.8777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8865">
            <text:p>0.98865</text:p>
          </table:table-cell>
          <table:table-cell office:value-type="float" office:value="0.81223">
            <text:p>0.81223</text:p>
          </table:table-cell>
          <table:table-cell office:value-type="float" office:value="0.99078">
            <text:p>0.99078</text:p>
          </table:table-cell>
          <table:table-cell office:value-type="float" office:value="0.87336">
            <text:p>0.8733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8511">
            <text:p>0.98511</text:p>
          </table:table-cell>
          <table:table-cell office:value-type="float" office:value="0.82969">
            <text:p>0.82969</text:p>
          </table:table-cell>
          <table:table-cell office:value-type="float" office:value="0.98936">
            <text:p>0.98936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8582">
            <text:p>0.98582</text:p>
          </table:table-cell>
          <table:table-cell office:value-type="float" office:value="0.82969">
            <text:p>0.82969</text:p>
          </table:table-cell>
          <table:table-cell office:value-type="float" office:value="0.98014">
            <text:p>0.98014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844">
            <text:p>0.9844</text:p>
          </table:table-cell>
          <table:table-cell office:value-type="float" office:value="0.83843">
            <text:p>0.83843</text:p>
          </table:table-cell>
          <table:table-cell office:value-type="float" office:value="0.98227">
            <text:p>0.98227</text:p>
          </table:table-cell>
          <table:table-cell office:value-type="float" office:value="0.8952">
            <text:p>0.895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844">
            <text:p>0.9844</text:p>
          </table:table-cell>
          <table:table-cell office:value-type="float" office:value="0.84279">
            <text:p>0.84279</text:p>
          </table:table-cell>
          <table:table-cell office:value-type="float" office:value="0.9766">
            <text:p>0.9766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844">
            <text:p>0.9844</text:p>
          </table:table-cell>
          <table:table-cell office:value-type="float" office:value="0.87336">
            <text:p>0.87336</text:p>
          </table:table-cell>
          <table:table-cell office:value-type="float" office:value="0.97801">
            <text:p>0.97801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8511">
            <text:p>0.98511</text:p>
          </table:table-cell>
          <table:table-cell office:value-type="float" office:value="0.84279">
            <text:p>0.84279</text:p>
          </table:table-cell>
          <table:table-cell office:value-type="float" office:value="0.9773">
            <text:p>0.9773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98227">
            <text:p>0.98227</text:p>
          </table:table-cell>
          <table:table-cell office:value-type="float" office:value="0.84279">
            <text:p>0.84279</text:p>
          </table:table-cell>
          <table:table-cell office:value-type="float" office:value="0.97447">
            <text:p>0.97447</text:p>
          </table:table-cell>
          <table:table-cell office:value-type="float" office:value="0.89956">
            <text:p>0.899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8369">
            <text:p>0.98369</text:p>
          </table:table-cell>
          <table:table-cell office:value-type="float" office:value="0.84279">
            <text:p>0.84279</text:p>
          </table:table-cell>
          <table:table-cell office:value-type="float" office:value="0.97305">
            <text:p>0.97305</text:p>
          </table:table-cell>
          <table:table-cell office:value-type="float" office:value="0.89956">
            <text:p>0.89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j Morton</meta:initial-creator>
    <meta:creation-date>2013-06-08T12:04:15</meta:creation-date>
    <dc:date>2013-06-08T12:08:26</dc:date>
    <dc:creator>Taj Morton</dc:creator>
    <meta:editing-duration>P0D</meta:editing-duration>
    <meta:editing-cycles>1</meta:editing-cycles>
    <meta:generator>LibreOffice/3.6$Linux_X86_64 LibreOffice_project/360m1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circle" chart:symbol-width="0.25cm" chart:symbol-height="0.25cm" chart:link-data-style-to-source="false" chart:data-label-number="value" chart:data-label-text="false" chart:data-label-symbol="false" chart:label-position="bottom" style:rotation-angle="90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false" chart:data-label-number="value" chart:data-label-text="false" chart:data-label-symbol="false" style:rotation-angle="90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0.811cm" svg:y="0.68cm" style:legend-expansion="wide" chart:style-name="ch2"/>
        <chart:plot-area chart:style-name="ch3" table:cell-range-address="Sheet1.A1:Sheet1.E11" chart:data-source-has-labels="row" svg:x="0.77cm" svg:y="1.638cm" svg:width="14.59cm" svg:height="6.762cm">
          <chartooo:coordinate-region svg:x="1.682cm" svg:y="1.837cm" svg:width="13.438cm" svg:height="5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8" chart:values-cell-range-address="Sheet1.C2:Sheet1.C11" chart:label-cell-address="Sheet1.C1:Sheet1.C1" chart:class="chart:scatter">
            <chart:data-point chart:repeated="10"/>
          </chart:series>
          <chart:series chart:style-name="ch9" chart:values-cell-range-address="Sheet1.D2:Sheet1.D11" chart:label-cell-address="Sheet1.D1:Sheet1.D1" chart:class="chart:scatter">
            <chart:data-point chart:repeated="10"/>
          </chart:series>
          <chart:series chart:style-name="ch10" chart:values-cell-range-address="Sheet1.E2:Sheet1.E11" chart:label-cell-address="Sheet1.E1:Sheet1.E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Sensitivity</text:p>
                <draw:g>
                  <svg:desc>Sheet1.B1:Sheet1.B1</svg:desc>
                </draw:g>
              </table:table-cell>
              <table:table-cell office:value-type="string">
                <text:p>C4.5 Specificity</text:p>
                <draw:g>
                  <svg:desc>Sheet1.C1:Sheet1.C1</svg:desc>
                </draw:g>
              </table:table-cell>
              <table:table-cell office:value-type="string">
                <text:p>SVM Sensitivity</text:p>
                <draw:g>
                  <svg:desc>Sheet1.D1:Sheet1.D1</svg:desc>
                </draw:g>
              </table:table-cell>
              <table:table-cell office:value-type="string">
                <text:p>SVM Specifici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A2:Sheet1.A11</svg:desc>
                </draw:g>
              </table:table-cell>
              <table:table-cell office:value-type="float" office:value="0.99149">
                <text:p>0.99149</text:p>
                <draw:g>
                  <svg:desc>Sheet1.B2:Sheet1.B11</svg:desc>
                </draw:g>
              </table:table-cell>
              <table:table-cell office:value-type="float" office:value="0.80349">
                <text:p>0.80349</text:p>
                <draw:g>
                  <svg:desc>Sheet1.C2:Sheet1.C11</svg:desc>
                </draw:g>
              </table:table-cell>
              <table:table-cell office:value-type="float" office:value="0.99007">
                <text:p>0.99007</text:p>
                <draw:g>
                  <svg:desc>Sheet1.D2:Sheet1.D11</svg:desc>
                </draw:g>
              </table:table-cell>
              <table:table-cell office:value-type="float" office:value="0.87773">
                <text:p>0.87773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8865">
                <text:p>0.98865</text:p>
              </table:table-cell>
              <table:table-cell office:value-type="float" office:value="0.81223">
                <text:p>0.81223</text:p>
              </table:table-cell>
              <table:table-cell office:value-type="float" office:value="0.99078">
                <text:p>0.99078</text:p>
              </table:table-cell>
              <table:table-cell office:value-type="float" office:value="0.87336">
                <text:p>0.8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8511">
                <text:p>0.98511</text:p>
              </table:table-cell>
              <table:table-cell office:value-type="float" office:value="0.82969">
                <text:p>0.82969</text:p>
              </table:table-cell>
              <table:table-cell office:value-type="float" office:value="0.98936">
                <text:p>0.98936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8582">
                <text:p>0.98582</text:p>
              </table:table-cell>
              <table:table-cell office:value-type="float" office:value="0.82969">
                <text:p>0.82969</text:p>
              </table:table-cell>
              <table:table-cell office:value-type="float" office:value="0.98014">
                <text:p>0.98014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844">
                <text:p>0.9844</text:p>
              </table:table-cell>
              <table:table-cell office:value-type="float" office:value="0.83843">
                <text:p>0.83843</text:p>
              </table:table-cell>
              <table:table-cell office:value-type="float" office:value="0.98227">
                <text:p>0.9822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844">
                <text:p>0.9844</text:p>
              </table:table-cell>
              <table:table-cell office:value-type="float" office:value="0.84279">
                <text:p>0.84279</text:p>
              </table:table-cell>
              <table:table-cell office:value-type="float" office:value="0.9766">
                <text:p>0.9766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844">
                <text:p>0.9844</text:p>
              </table:table-cell>
              <table:table-cell office:value-type="float" office:value="0.87336">
                <text:p>0.87336</text:p>
              </table:table-cell>
              <table:table-cell office:value-type="float" office:value="0.97801">
                <text:p>0.97801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8511">
                <text:p>0.98511</text:p>
              </table:table-cell>
              <table:table-cell office:value-type="float" office:value="0.84279">
                <text:p>0.84279</text:p>
              </table:table-cell>
              <table:table-cell office:value-type="float" office:value="0.9773">
                <text:p>0.9773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8227">
                <text:p>0.98227</text:p>
              </table:table-cell>
              <table:table-cell office:value-type="float" office:value="0.84279">
                <text:p>0.84279</text:p>
              </table:table-cell>
              <table:table-cell office:value-type="float" office:value="0.97447">
                <text:p>0.97447</text:p>
              </table:table-cell>
              <table:table-cell office:value-type="float" office:value="0.89956">
                <text:p>0.89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8369">
                <text:p>0.98369</text:p>
              </table:table-cell>
              <table:table-cell office:value-type="float" office:value="0.84279">
                <text:p>0.84279</text:p>
              </table:table-cell>
              <table:table-cell office:value-type="float" office:value="0.97305">
                <text:p>0.97305</text:p>
              </table:table-cell>
              <table:table-cell office:value-type="float" office:value="0.89956">
                <text:p>0.89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